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1878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year</text:p>
          </table:table-cell>
          <table:table-cell office:value-type="string" calcext:value-type="string">
            <text:p>FerdinandLassalle</text:p>
          </table:table-cell>
          <table:table-cell office:value-type="string" calcext:value-type="string">
            <text:p>MosesHess</text:p>
          </table:table-cell>
          <table:table-cell office:value-type="string" calcext:value-type="string">
            <text:p>FriedrichList</text:p>
          </table:table-cell>
          <table:table-cell office:value-type="string" calcext:value-type="string">
            <text:p>Ebbinghaus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9" calcext:value-type="float">
            <text:p>0.09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.41958543000319" calcext:value-type="float">
            <text:p>1.41958543000319</text:p>
          </table:table-cell>
          <table:table-cell office:value-type="float" office:value="0.129011120394611" calcext:value-type="float">
            <text:p>0.129011120394611</text:p>
          </table:table-cell>
          <table:table-cell office:value-type="float" office:value="0.00860074094439807" calcext:value-type="float">
            <text:p>0.00860074094439807</text:p>
          </table:table-cell>
          <table:table-cell office:value-type="float" office:value="0.0380305281530599" calcext:value-type="float">
            <text:p>0.038030528153059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444499698052372" calcext:value-type="float">
            <text:p>0.444499698052372</text:p>
          </table:table-cell>
          <table:table-cell office:value-type="float" office:value="0" calcext:value-type="float">
            <text:p>0</text:p>
          </table:table-cell>
          <table:table-cell office:value-type="float" office:value="0.0156774495765976" calcext:value-type="float">
            <text:p>0.0156774495765976</text:p>
          </table:table-cell>
          <table:table-cell office:value-type="float" office:value="0.0154119117384658" calcext:value-type="float">
            <text:p>0.015411911738465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.57420514149775" calcext:value-type="float">
            <text:p>1.57420514149775</text:p>
          </table:table-cell>
          <table:table-cell office:value-type="float" office:value="0.149221485144222" calcext:value-type="float">
            <text:p>0.149221485144222</text:p>
          </table:table-cell>
          <table:table-cell office:value-type="float" office:value="0.0189918256085484" calcext:value-type="float">
            <text:p>0.018991825608548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435978150155959" calcext:value-type="float">
            <text:p>0.435978150155959</text:p>
          </table:table-cell>
          <table:table-cell office:value-type="float" office:value="0.0391411864079377" calcext:value-type="float">
            <text:p>0.0391411864079377</text:p>
          </table:table-cell>
          <table:table-cell office:value-type="float" office:value="0.0626258982527568" calcext:value-type="float">
            <text:p>0.0626258982527568</text:p>
          </table:table-cell>
          <table:table-cell office:value-type="float" office:value="0.032714836756564" calcext:value-type="float">
            <text:p>0.03271483675656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642192990700191" calcext:value-type="float">
            <text:p>0.642192990700191</text:p>
          </table:table-cell>
          <table:table-cell office:value-type="float" office:value="0" calcext:value-type="float">
            <text:p>0</text:p>
          </table:table-cell>
          <table:table-cell office:value-type="float" office:value="0.00737444020116918" calcext:value-type="float">
            <text:p>0.00737444020116918</text:p>
          </table:table-cell>
          <table:table-cell office:value-type="float" office:value="0.11963618684843" calcext:value-type="float">
            <text:p>0.1196361868484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.32581870142161" calcext:value-type="float">
            <text:p>1.32581870142161</text:p>
          </table:table-cell>
          <table:table-cell office:value-type="float" office:value="0.0235913678444388" calcext:value-type="float">
            <text:p>0.0235913678444388</text:p>
          </table:table-cell>
          <table:table-cell office:value-type="float" office:value="0.0330279143590519" calcext:value-type="float">
            <text:p>0.0330279143590519</text:p>
          </table:table-cell>
          <table:table-cell office:value-type="float" office:value="0.471500178825025" calcext:value-type="float">
            <text:p>0.47150017882502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824306383347366" calcext:value-type="float">
            <text:p>0.824306383347366</text:p>
          </table:table-cell>
          <table:table-cell office:value-type="float" office:value="0" calcext:value-type="float">
            <text:p>0</text:p>
          </table:table-cell>
          <table:table-cell office:value-type="float" office:value="0.138097624260213" calcext:value-type="float">
            <text:p>0.138097624260213</text:p>
          </table:table-cell>
          <table:table-cell office:value-type="float" office:value="0.289392310207712" calcext:value-type="float">
            <text:p>0.28939231020771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.26159758573271" calcext:value-type="float">
            <text:p>1.26159758573271</text:p>
          </table:table-cell>
          <table:table-cell office:value-type="float" office:value="0.0120028792989653" calcext:value-type="float">
            <text:p>0.0120028792989653</text:p>
          </table:table-cell>
          <table:table-cell office:value-type="float" office:value="0.0600143969620389" calcext:value-type="float">
            <text:p>0.0600143969620389</text:p>
          </table:table-cell>
          <table:table-cell office:value-type="float" office:value="0.194761149899257" calcext:value-type="float">
            <text:p>0.19476114989925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20489400288324" calcext:value-type="float">
            <text:p>1.20489400288324</text:p>
          </table:table-cell>
          <table:table-cell office:value-type="float" office:value="0" calcext:value-type="float">
            <text:p>0</text:p>
          </table:table-cell>
          <table:table-cell office:value-type="float" office:value="0.0501490842222612" calcext:value-type="float">
            <text:p>0.0501490842222612</text:p>
          </table:table-cell>
          <table:table-cell office:value-type="float" office:value="0.13285587973099" calcext:value-type="float">
            <text:p>0.1328558797309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.62691167806581" calcext:value-type="float">
            <text:p>1.62691167806581</text:p>
          </table:table-cell>
          <table:table-cell office:value-type="float" office:value="0.0433648372430167" calcext:value-type="float">
            <text:p>0.0433648372430167</text:p>
          </table:table-cell>
          <table:table-cell office:value-type="float" office:value="0.0281871438964534" calcext:value-type="float">
            <text:p>0.0281871438964534</text:p>
          </table:table-cell>
          <table:table-cell office:value-type="float" office:value="0.241558273562711" calcext:value-type="float">
            <text:p>0.24155827356271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882607500965125" calcext:value-type="float">
            <text:p>0.882607500965125</text:p>
          </table:table-cell>
          <table:table-cell office:value-type="float" office:value="0.0103028937714597" calcext:value-type="float">
            <text:p>0.0103028937714597</text:p>
          </table:table-cell>
          <table:table-cell office:value-type="float" office:value="0.049453888857482" calcext:value-type="float">
            <text:p>0.049453888857482</text:p>
          </table:table-cell>
          <table:table-cell office:value-type="float" office:value="0.325418521780197" calcext:value-type="float">
            <text:p>0.32541852178019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57504381394669" calcext:value-type="float">
            <text:p>1.57504381394669</text:p>
          </table:table-cell>
          <table:table-cell office:value-type="float" office:value="0.0309849572759035" calcext:value-type="float">
            <text:p>0.0309849572759035</text:p>
          </table:table-cell>
          <table:table-cell office:value-type="float" office:value="0.053707256786401" calcext:value-type="float">
            <text:p>0.053707256786401</text:p>
          </table:table-cell>
          <table:table-cell office:value-type="float" office:value="0.249796118004196" calcext:value-type="float">
            <text:p>0.24979611800419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.1442242217515" calcext:value-type="float">
            <text:p>2.1442242217515</text:p>
          </table:table-cell>
          <table:table-cell office:value-type="float" office:value="0.0302506106708302" calcext:value-type="float">
            <text:p>0.0302506106708302</text:p>
          </table:table-cell>
          <table:table-cell office:value-type="float" office:value="0.0443675602405917" calcext:value-type="float">
            <text:p>0.0443675602405917</text:p>
          </table:table-cell>
          <table:table-cell office:value-type="float" office:value="0.247067803051844" calcext:value-type="float">
            <text:p>0.24706780305184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.98934836697476" calcext:value-type="float">
            <text:p>1.98934836697476</text:p>
          </table:table-cell>
          <table:table-cell office:value-type="float" office:value="0.0293222987629839" calcext:value-type="float">
            <text:p>0.0293222987629839</text:p>
          </table:table-cell>
          <table:table-cell office:value-type="float" office:value="0.0312771186806753" calcext:value-type="float">
            <text:p>0.0312771186806753</text:p>
          </table:table-cell>
          <table:table-cell office:value-type="float" office:value="0.41255627830945" calcext:value-type="float">
            <text:p>0.41255627830945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.7969650214529" calcext:value-type="float">
            <text:p>1.7969650214529</text:p>
          </table:table-cell>
          <table:table-cell office:value-type="float" office:value="0" calcext:value-type="float">
            <text:p>0</text:p>
          </table:table-cell>
          <table:table-cell office:value-type="float" office:value="0.0680359566910268" calcext:value-type="float">
            <text:p>0.0680359566910268</text:p>
          </table:table-cell>
          <table:table-cell office:value-type="float" office:value="0.439193247239638" calcext:value-type="float">
            <text:p>0.43919324723963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.81264619796461" calcext:value-type="float">
            <text:p>1.81264619796461</text:p>
          </table:table-cell>
          <table:table-cell office:value-type="float" office:value="0.0191248990868921" calcext:value-type="float">
            <text:p>0.0191248990868921</text:p>
          </table:table-cell>
          <table:table-cell office:value-type="float" office:value="0.0497247351336798" calcext:value-type="float">
            <text:p>0.0497247351336798</text:p>
          </table:table-cell>
          <table:table-cell office:value-type="float" office:value="0.78186895065384" calcext:value-type="float">
            <text:p>0.7818689506538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.1621028151567" calcext:value-type="float">
            <text:p>1.1621028151567</text:p>
          </table:table-cell>
          <table:table-cell office:value-type="float" office:value="0.0671135768653875" calcext:value-type="float">
            <text:p>0.0671135768653875</text:p>
          </table:table-cell>
          <table:table-cell office:value-type="float" office:value="0.0335567871867345" calcext:value-type="float">
            <text:p>0.0335567871867345</text:p>
          </table:table-cell>
          <table:table-cell office:value-type="float" office:value="0.463237605016724" calcext:value-type="float">
            <text:p>0.46323760501672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.00953485374031" calcext:value-type="float">
            <text:p>1.00953485374031</text:p>
          </table:table-cell>
          <table:table-cell office:value-type="float" office:value="0.0172188729231632" calcext:value-type="float">
            <text:p>0.0172188729231632</text:p>
          </table:table-cell>
          <table:table-cell office:value-type="float" office:value="0.0275501966770366" calcext:value-type="float">
            <text:p>0.0275501966770366</text:p>
          </table:table-cell>
          <table:table-cell office:value-type="float" office:value="0.53006043846201" calcext:value-type="float">
            <text:p>0.5300604384620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.25724569320183" calcext:value-type="float">
            <text:p>1.25724569320183</text:p>
          </table:table-cell>
          <table:table-cell office:value-type="float" office:value="0.123665457091239" calcext:value-type="float">
            <text:p>0.123665457091239</text:p>
          </table:table-cell>
          <table:table-cell office:value-type="float" office:value="0.0972834973968323" calcext:value-type="float">
            <text:p>0.0972834973968323</text:p>
          </table:table-cell>
          <table:table-cell office:value-type="float" office:value="0.499244178562625" calcext:value-type="float">
            <text:p>0.499244178562625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.19554083707503" calcext:value-type="float">
            <text:p>1.19554083707503</text:p>
          </table:table-cell>
          <table:table-cell office:value-type="float" office:value="0.0237081157952878" calcext:value-type="float">
            <text:p>0.0237081157952878</text:p>
          </table:table-cell>
          <table:table-cell office:value-type="float" office:value="0.0553189391396578" calcext:value-type="float">
            <text:p>0.0553189391396578</text:p>
          </table:table-cell>
          <table:table-cell office:value-type="float" office:value="0.758503447565655" calcext:value-type="float">
            <text:p>0.758503447565655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.1475940845624" calcext:value-type="float">
            <text:p>1.1475940845624</text:p>
          </table:table-cell>
          <table:table-cell office:value-type="float" office:value="0.0796069842791197" calcext:value-type="float">
            <text:p>0.0796069842791197</text:p>
          </table:table-cell>
          <table:table-cell office:value-type="float" office:value="0.0361849927408774" calcext:value-type="float">
            <text:p>0.0361849927408774</text:p>
          </table:table-cell>
          <table:table-cell office:value-type="float" office:value="0.415538712682985" calcext:value-type="float">
            <text:p>0.41553871268298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842222546242465" calcext:value-type="float">
            <text:p>0.842222546242465</text:p>
          </table:table-cell>
          <table:table-cell office:value-type="float" office:value="0.0277247448928998" calcext:value-type="float">
            <text:p>0.0277247448928998</text:p>
          </table:table-cell>
          <table:table-cell office:value-type="float" office:value="0.0235660330031325" calcext:value-type="float">
            <text:p>0.0235660330031325</text:p>
          </table:table-cell>
          <table:table-cell office:value-type="float" office:value="0.360421821556798" calcext:value-type="float">
            <text:p>0.36042182155679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58862035073623" calcext:value-type="float">
            <text:p>0.58862035073623</text:p>
          </table:table-cell>
          <table:table-cell office:value-type="float" office:value="0.107647379078412" calcext:value-type="float">
            <text:p>0.107647379078412</text:p>
          </table:table-cell>
          <table:table-cell office:value-type="float" office:value="0.0430589516313265" calcext:value-type="float">
            <text:p>0.0430589516313265</text:p>
          </table:table-cell>
          <table:table-cell office:value-type="float" office:value="0.750650810569016" calcext:value-type="float">
            <text:p>0.75065081056901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784133851941992" calcext:value-type="float">
            <text:p>0.784133851941992</text:p>
          </table:table-cell>
          <table:table-cell office:value-type="float" office:value="0.0815133172312254" calcext:value-type="float">
            <text:p>0.0815133172312254</text:p>
          </table:table-cell>
          <table:table-cell office:value-type="float" office:value="0.0502665423037264" calcext:value-type="float">
            <text:p>0.0502665423037264</text:p>
          </table:table-cell>
          <table:table-cell office:value-type="float" office:value="0.652551874088531" calcext:value-type="float">
            <text:p>0.65255187408853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815006444476457" calcext:value-type="float">
            <text:p>0.815006444476457</text:p>
          </table:table-cell>
          <table:table-cell office:value-type="float" office:value="0.148300072092756" calcext:value-type="float">
            <text:p>0.148300072092756</text:p>
          </table:table-cell>
          <table:table-cell office:value-type="float" office:value="0.188745558984591" calcext:value-type="float">
            <text:p>0.188745558984591</text:p>
          </table:table-cell>
          <table:table-cell office:value-type="float" office:value="0.821722507308522" calcext:value-type="float">
            <text:p>0.82172250730852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827347766914907" calcext:value-type="float">
            <text:p>0.827347766914907</text:p>
          </table:table-cell>
          <table:table-cell office:value-type="float" office:value="0.0639321360226849" calcext:value-type="float">
            <text:p>0.0639321360226849</text:p>
          </table:table-cell>
          <table:table-cell office:value-type="float" office:value="0.209697409642845" calcext:value-type="float">
            <text:p>0.209697409642845</text:p>
          </table:table-cell>
          <table:table-cell office:value-type="float" office:value="0.751862605492651" calcext:value-type="float">
            <text:p>0.75186260549265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803726088101441" calcext:value-type="float">
            <text:p>0.803726088101441</text:p>
          </table:table-cell>
          <table:table-cell office:value-type="float" office:value="0.00642172285153734" calcext:value-type="float">
            <text:p>0.00642172285153734</text:p>
          </table:table-cell>
          <table:table-cell office:value-type="float" office:value="0.196504729219814" calcext:value-type="float">
            <text:p>0.196504729219814</text:p>
          </table:table-cell>
          <table:table-cell office:value-type="float" office:value="0.786761560768863" calcext:value-type="float">
            <text:p>0.78676156076886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.21660320245565" calcext:value-type="float">
            <text:p>1.21660320245565</text:p>
          </table:table-cell>
          <table:table-cell office:value-type="float" office:value="0.148549016448107" calcext:value-type="float">
            <text:p>0.148549016448107</text:p>
          </table:table-cell>
          <table:table-cell office:value-type="float" office:value="0.0891294148522781" calcext:value-type="float">
            <text:p>0.0891294148522781</text:p>
          </table:table-cell>
          <table:table-cell office:value-type="float" office:value="0.460357137319787" calcext:value-type="float">
            <text:p>0.460357137319787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.30023683012867" calcext:value-type="float">
            <text:p>1.30023683012867</text:p>
          </table:table-cell>
          <table:table-cell office:value-type="float" office:value="0.12414919302567" calcext:value-type="float">
            <text:p>0.12414919302567</text:p>
          </table:table-cell>
          <table:table-cell office:value-type="float" office:value="0.134790548868432" calcext:value-type="float">
            <text:p>0.134790548868432</text:p>
          </table:table-cell>
          <table:table-cell office:value-type="float" office:value="0.433423024346015" calcext:value-type="float">
            <text:p>0.43342302434601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.12229330478629" calcext:value-type="float">
            <text:p>1.12229330478629</text:p>
          </table:table-cell>
          <table:table-cell office:value-type="float" office:value="0.0852560041329349" calcext:value-type="float">
            <text:p>0.0852560041329349</text:p>
          </table:table-cell>
          <table:table-cell office:value-type="float" office:value="0.214845133404541" calcext:value-type="float">
            <text:p>0.214845133404541</text:p>
          </table:table-cell>
          <table:table-cell office:value-type="float" office:value="0.933669329727675" calcext:value-type="float">
            <text:p>0.93366932972767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959718618591564" calcext:value-type="float">
            <text:p>0.959718618591564</text:p>
          </table:table-cell>
          <table:table-cell office:value-type="float" office:value="0.0810065269714737" calcext:value-type="float">
            <text:p>0.0810065269714737</text:p>
          </table:table-cell>
          <table:table-cell office:value-type="float" office:value="0.329812286337401" calcext:value-type="float">
            <text:p>0.329812286337401</text:p>
          </table:table-cell>
          <table:table-cell office:value-type="float" office:value="1.72914379614572" calcext:value-type="float">
            <text:p>1.7291437961457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.72631307442359" calcext:value-type="float">
            <text:p>1.72631307442359</text:p>
          </table:table-cell>
          <table:table-cell office:value-type="float" office:value="0.300531252387872" calcext:value-type="float">
            <text:p>0.300531252387872</text:p>
          </table:table-cell>
          <table:table-cell office:value-type="float" office:value="0.24261068900067" calcext:value-type="float">
            <text:p>0.24261068900067</text:p>
          </table:table-cell>
          <table:table-cell office:value-type="float" office:value="0.87209762626764" calcext:value-type="float">
            <text:p>0.87209762626764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.86582481326235" calcext:value-type="float">
            <text:p>1.86582481326235</text:p>
          </table:table-cell>
          <table:table-cell office:value-type="float" office:value="0.163787333762895" calcext:value-type="float">
            <text:p>0.163787333762895</text:p>
          </table:table-cell>
          <table:table-cell office:value-type="float" office:value="0.204734170318092" calcext:value-type="float">
            <text:p>0.204734170318092</text:p>
          </table:table-cell>
          <table:table-cell office:value-type="float" office:value="1.17329029238392" calcext:value-type="float">
            <text:p>1.1732902923839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.24236334462851" calcext:value-type="float">
            <text:p>1.24236334462851</text:p>
          </table:table-cell>
          <table:table-cell office:value-type="float" office:value="0.241476074830043" calcext:value-type="float">
            <text:p>0.241476074830043</text:p>
          </table:table-cell>
          <table:table-cell office:value-type="float" office:value="0.0585707937846004" calcext:value-type="float">
            <text:p>0.0585707937846004</text:p>
          </table:table-cell>
          <table:table-cell office:value-type="float" office:value="0.951007413317436" calcext:value-type="float">
            <text:p>0.95100741331743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.14836287773303" calcext:value-type="float">
            <text:p>1.14836287773303</text:p>
          </table:table-cell>
          <table:table-cell office:value-type="float" office:value="0.0975878257050895" calcext:value-type="float">
            <text:p>0.0975878257050895</text:p>
          </table:table-cell>
          <table:table-cell office:value-type="float" office:value="0.0945061046307462" calcext:value-type="float">
            <text:p>0.0945061046307462</text:p>
          </table:table-cell>
          <table:table-cell office:value-type="float" office:value="0.937609747322024" calcext:value-type="float">
            <text:p>0.93760974732202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873861570342716" calcext:value-type="float">
            <text:p>0.873861570342716</text:p>
          </table:table-cell>
          <table:table-cell office:value-type="float" office:value="0.573240637073657" calcext:value-type="float">
            <text:p>0.573240637073657</text:p>
          </table:table-cell>
          <table:table-cell office:value-type="float" office:value="0.106310078703859" calcext:value-type="float">
            <text:p>0.106310078703859</text:p>
          </table:table-cell>
          <table:table-cell office:value-type="float" office:value="0.845177864159484" calcext:value-type="float">
            <text:p>0.84517786415948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731661598674174" calcext:value-type="float">
            <text:p>0.731661598674174</text:p>
          </table:table-cell>
          <table:table-cell office:value-type="float" office:value="0.290313146800133" calcext:value-type="float">
            <text:p>0.290313146800133</text:p>
          </table:table-cell>
          <table:table-cell office:value-type="float" office:value="0.197843023777044" calcext:value-type="float">
            <text:p>0.197843023777044</text:p>
          </table:table-cell>
          <table:table-cell office:value-type="float" office:value="1.19967406504809" calcext:value-type="float">
            <text:p>1.19967406504809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670605881078195" calcext:value-type="float">
            <text:p>0.670605881078195</text:p>
          </table:table-cell>
          <table:table-cell office:value-type="float" office:value="0.159966482669113" calcext:value-type="float">
            <text:p>0.159966482669113</text:p>
          </table:table-cell>
          <table:table-cell office:value-type="float" office:value="0.2538134889913" calcext:value-type="float">
            <text:p>0.2538134889913</text:p>
          </table:table-cell>
          <table:table-cell office:value-type="float" office:value="0.867678231050147" calcext:value-type="float">
            <text:p>0.86767823105014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679312209406011" calcext:value-type="float">
            <text:p>0.679312209406011</text:p>
          </table:table-cell>
          <table:table-cell office:value-type="float" office:value="0.223619730498935" calcext:value-type="float">
            <text:p>0.223619730498935</text:p>
          </table:table-cell>
          <table:table-cell office:value-type="float" office:value="0.241072979823571" calcext:value-type="float">
            <text:p>0.241072979823571</text:p>
          </table:table-cell>
          <table:table-cell office:value-type="float" office:value="0.856396548433958" calcext:value-type="float">
            <text:p>0.85639654843395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834806380744192" calcext:value-type="float">
            <text:p>0.834806380744192</text:p>
          </table:table-cell>
          <table:table-cell office:value-type="float" office:value="0.434217510904969" calcext:value-type="float">
            <text:p>0.434217510904969</text:p>
          </table:table-cell>
          <table:table-cell office:value-type="float" office:value="0.215324314536803" calcext:value-type="float">
            <text:p>0.215324314536803</text:p>
          </table:table-cell>
          <table:table-cell office:value-type="float" office:value="0.539411831745322" calcext:value-type="float">
            <text:p>0.53941183174532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51884558847915" calcext:value-type="float">
            <text:p>0.51884558847915</text:p>
          </table:table-cell>
          <table:table-cell office:value-type="float" office:value="0.539357194826355" calcext:value-type="float">
            <text:p>0.539357194826355</text:p>
          </table:table-cell>
          <table:table-cell office:value-type="float" office:value="0.177538413493347" calcext:value-type="float">
            <text:p>0.177538413493347</text:p>
          </table:table-cell>
          <table:table-cell office:value-type="float" office:value="0.661221811064129" calcext:value-type="float">
            <text:p>0.66122181106412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684077988303977" calcext:value-type="float">
            <text:p>0.684077988303977</text:p>
          </table:table-cell>
          <table:table-cell office:value-type="float" office:value="0.443079341928869" calcext:value-type="float">
            <text:p>0.443079341928869</text:p>
          </table:table-cell>
          <table:table-cell office:value-type="float" office:value="0.21059300135187" calcext:value-type="float">
            <text:p>0.21059300135187</text:p>
          </table:table-cell>
          <table:table-cell office:value-type="float" office:value="0.502661363037901" calcext:value-type="float">
            <text:p>0.50266136303790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922529399499281" calcext:value-type="float">
            <text:p>0.922529399499281</text:p>
          </table:table-cell>
          <table:table-cell office:value-type="float" office:value="0.343387480439872" calcext:value-type="float">
            <text:p>0.343387480439872</text:p>
          </table:table-cell>
          <table:table-cell office:value-type="float" office:value="0.0997969907075117" calcext:value-type="float">
            <text:p>0.0997969907075117</text:p>
          </table:table-cell>
          <table:table-cell office:value-type="float" office:value="0.846517446128064" calcext:value-type="float">
            <text:p>0.84651744612806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589445640758422" calcext:value-type="float">
            <text:p>0.589445640758422</text:p>
          </table:table-cell>
          <table:table-cell office:value-type="float" office:value="0.243871606738899" calcext:value-type="float">
            <text:p>0.243871606738899</text:p>
          </table:table-cell>
          <table:table-cell office:value-type="float" office:value="0.0721011674378148" calcext:value-type="float">
            <text:p>0.0721011674378148</text:p>
          </table:table-cell>
          <table:table-cell office:value-type="float" office:value="0.851905706606824" calcext:value-type="float">
            <text:p>0.85190570660682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536063443022006" calcext:value-type="float">
            <text:p>0.536063443022006</text:p>
          </table:table-cell>
          <table:table-cell office:value-type="float" office:value="0.0259506363767447" calcext:value-type="float">
            <text:p>0.0259506363767447</text:p>
          </table:table-cell>
          <table:table-cell office:value-type="float" office:value="0.0761218667046012" calcext:value-type="float">
            <text:p>0.0761218667046012</text:p>
          </table:table-cell>
          <table:table-cell office:value-type="float" office:value="0.746844837926023" calcext:value-type="float">
            <text:p>0.74684483792602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929615182551155" calcext:value-type="float">
            <text:p>0.929615182551155</text:p>
          </table:table-cell>
          <table:table-cell office:value-type="float" office:value="0.104799954983704" calcext:value-type="float">
            <text:p>0.104799954983704</text:p>
          </table:table-cell>
          <table:table-cell office:value-type="float" office:value="0.165583921647804" calcext:value-type="float">
            <text:p>0.165583921647804</text:p>
          </table:table-cell>
          <table:table-cell office:value-type="float" office:value="0.940530665996838" calcext:value-type="float">
            <text:p>0.94053066599683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02296287767812" calcext:value-type="float">
            <text:p>1.02296287767812</text:p>
          </table:table-cell>
          <table:table-cell office:value-type="float" office:value="0.621266690143557" calcext:value-type="float">
            <text:p>0.621266690143557</text:p>
          </table:table-cell>
          <table:table-cell office:value-type="float" office:value="0.20348735054006" calcext:value-type="float">
            <text:p>0.20348735054006</text:p>
          </table:table-cell>
          <table:table-cell office:value-type="float" office:value="0.734815119937535" calcext:value-type="float">
            <text:p>0.73481511993753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10193845196131" calcext:value-type="float">
            <text:p>1.10193845196131</text:p>
          </table:table-cell>
          <table:table-cell office:value-type="float" office:value="0.458007780704952" calcext:value-type="float">
            <text:p>0.458007780704952</text:p>
          </table:table-cell>
          <table:table-cell office:value-type="float" office:value="0.278468742628293" calcext:value-type="float">
            <text:p>0.278468742628293</text:p>
          </table:table-cell>
          <table:table-cell office:value-type="float" office:value="0.81201164302545" calcext:value-type="float">
            <text:p>0.81201164302545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71389124973265" calcext:value-type="float">
            <text:p>0.71389124973265</text:p>
          </table:table-cell>
          <table:table-cell office:value-type="float" office:value="0.264150268603566" calcext:value-type="float">
            <text:p>0.264150268603566</text:p>
          </table:table-cell>
          <table:table-cell office:value-type="float" office:value="0.205855050315095" calcext:value-type="float">
            <text:p>0.205855050315095</text:p>
          </table:table-cell>
          <table:table-cell office:value-type="float" office:value="0.753805707099256" calcext:value-type="float">
            <text:p>0.75380570709925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985128032185242" calcext:value-type="float">
            <text:p>0.985128032185242</text:p>
          </table:table-cell>
          <table:table-cell office:value-type="float" office:value="0.171581938266048" calcext:value-type="float">
            <text:p>0.171581938266048</text:p>
          </table:table-cell>
          <table:table-cell office:value-type="float" office:value="0.219624884966871" calcext:value-type="float">
            <text:p>0.219624884966871</text:p>
          </table:table-cell>
          <table:table-cell office:value-type="float" office:value="0.801384952937536" calcext:value-type="float">
            <text:p>0.80138495293753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664674438307303" calcext:value-type="float">
            <text:p>0.664674438307303</text:p>
          </table:table-cell>
          <table:table-cell office:value-type="float" office:value="0.547002983378496" calcext:value-type="float">
            <text:p>0.547002983378496</text:p>
          </table:table-cell>
          <table:table-cell office:value-type="float" office:value="0.181194733572081" calcext:value-type="float">
            <text:p>0.181194733572081</text:p>
          </table:table-cell>
          <table:table-cell office:value-type="float" office:value="1.21799751879319" calcext:value-type="float">
            <text:p>1.2179975187931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917041817309496" calcext:value-type="float">
            <text:p>0.917041817309496</text:p>
          </table:table-cell>
          <table:table-cell office:value-type="float" office:value="0.695334351048479" calcext:value-type="float">
            <text:p>0.695334351048479</text:p>
          </table:table-cell>
          <table:table-cell office:value-type="float" office:value="0.357842797863916" calcext:value-type="float">
            <text:p>0.357842797863916</text:p>
          </table:table-cell>
          <table:table-cell office:value-type="float" office:value="0.998887048229363" calcext:value-type="float">
            <text:p>0.998887048229363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94004124355379" calcext:value-type="float">
            <text:p>0.94004124355379</text:p>
          </table:table-cell>
          <table:table-cell office:value-type="float" office:value="0.21253294839534" calcext:value-type="float">
            <text:p>0.21253294839534</text:p>
          </table:table-cell>
          <table:table-cell office:value-type="float" office:value="0.27034189919589" calcext:value-type="float">
            <text:p>0.27034189919589</text:p>
          </table:table-cell>
          <table:table-cell office:value-type="float" office:value="0.783253011913449" calcext:value-type="float">
            <text:p>0.78325301191344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9225890451573" calcext:value-type="float">
            <text:p>0.9225890451573</text:p>
          </table:table-cell>
          <table:table-cell office:value-type="float" office:value="0.433861349297286" calcext:value-type="float">
            <text:p>0.433861349297286</text:p>
          </table:table-cell>
          <table:table-cell office:value-type="float" office:value="0.309362002119091" calcext:value-type="float">
            <text:p>0.309362002119091</text:p>
          </table:table-cell>
          <table:table-cell office:value-type="float" office:value="1.00765881200956" calcext:value-type="float">
            <text:p>1.00765881200956</text:p>
          </table:table-cell>
        </table:table-row>
      </table:table>
      <table:table table:name="1916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2">
          <table:table-cell table:style-name="Default" office:value-type="string" calcext:value-type="string">
            <text:p>year</text:p>
          </table:table-cell>
          <table:table-cell table:style-name="ce2" office:value-type="string" calcext:value-type="string">
            <text:p>FerdinandLassalle</text:p>
          </table:table-cell>
          <table:table-cell office:value-type="string" calcext:value-type="string">
            <text:p>EduardBernstein</text:p>
          </table:table-cell>
          <table:table-cell office:value-type="string" calcext:value-type="string">
            <text:p>AugustBebel</text:p>
          </table:table-cell>
          <table:table-cell office:value-type="string" calcext:value-type="string">
            <text:p>OttoPfleiderer</text:p>
          </table:table-cell>
          <table:table-cell office:value-type="string" calcext:value-type="string">
            <text:p>CarlStumpf</text:p>
          </table:table-cell>
          <table:table-cell office:value-type="string" calcext:value-type="string">
            <text:p>HermannLotze</text:p>
          </table:table-cell>
          <table:table-cell office:value-type="string" calcext:value-type="string">
            <text:p>FranzBrentano</text:p>
          </table:table-cell>
          <table:table-cell office:value-type="string" calcext:value-type="string">
            <text:p>JosephLister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340098419109161" calcext:value-type="float">
            <text:p>0.340098419109161</text:p>
          </table:table-cell>
          <table:table-cell office:value-type="float" office:value="0" calcext:value-type="float">
            <text:p>0</text:p>
          </table:table-cell>
          <table:table-cell office:value-type="float" office:value="0.00616118323540097" calcext:value-type="float">
            <text:p>0.00616118323540097</text:p>
          </table:table-cell>
          <table:table-cell office:value-type="float" office:value="0.0604174855729268" calcext:value-type="float">
            <text:p>0.0604174855729268</text:p>
          </table:table-cell>
          <table:table-cell office:value-type="float" office:value="0.0964487736914125" calcext:value-type="float">
            <text:p>0.0964487736914125</text:p>
          </table:table-cell>
          <table:table-cell office:value-type="float" office:value="0.0681760511477236" calcext:value-type="float">
            <text:p>0.0681760511477236</text:p>
          </table:table-cell>
          <table:table-cell office:value-type="float" office:value="0" calcext:value-type="float">
            <text:p>0</text:p>
          </table:table-cell>
          <table:table-cell office:value-type="float" office:value="0.00726826934737798" calcext:value-type="float">
            <text:p>0.0072682693473779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546152444043531" calcext:value-type="float">
            <text:p>0.5461524440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9878488922981" calcext:value-type="float">
            <text:p>0.0549878488922981</text:p>
          </table:table-cell>
          <table:table-cell office:value-type="float" office:value="0.011521263152046" calcext:value-type="float">
            <text:p>0.011521263152046</text:p>
          </table:table-cell>
          <table:table-cell office:value-type="float" office:value="0.0721095561914595" calcext:value-type="float">
            <text:p>0.0721095561914595</text:p>
          </table:table-cell>
          <table:table-cell office:value-type="float" office:value="0" calcext:value-type="float">
            <text:p>0</text:p>
          </table:table-cell>
          <table:table-cell office:value-type="float" office:value="0.0037816204886719" calcext:value-type="float">
            <text:p>0.003781620488671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171010910183384" calcext:value-type="float">
            <text:p>0.17101091018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5869850554237" calcext:value-type="float">
            <text:p>0.0375869850554237</text:p>
          </table:table-cell>
          <table:table-cell office:value-type="float" office:value="0" calcext:value-type="float">
            <text:p>0</text:p>
          </table:table-cell>
          <table:table-cell office:value-type="float" office:value="0.0368958456010521" calcext:value-type="float">
            <text:p>0.0368958456010521</text:p>
          </table:table-cell>
          <table:table-cell office:value-type="float" office:value="0.0171508029343171" calcext:value-type="float">
            <text:p>0.0171508029343171</text:p>
          </table:table-cell>
          <table:table-cell office:value-type="float" office:value="0.00443130797290831" calcext:value-type="float">
            <text:p>0.0044313079729083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605638778254409" calcext:value-type="float">
            <text:p>0.6056387782544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46495867480488" calcext:value-type="float">
            <text:p>0.0646495867480488</text:p>
          </table:table-cell>
          <table:table-cell office:value-type="float" office:value="0.0178085668683571" calcext:value-type="float">
            <text:p>0.0178085668683571</text:p>
          </table:table-cell>
          <table:table-cell office:value-type="float" office:value="0.0100059068913395" calcext:value-type="float">
            <text:p>0.010005906891339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67732443025088" calcext:value-type="float">
            <text:p>0.167732443025088</text:p>
          </table:table-cell>
          <table:table-cell office:value-type="float" office:value="0" calcext:value-type="float">
            <text:p>0</text:p>
          </table:table-cell>
          <table:table-cell office:value-type="float" office:value="0.00178634093562945" calcext:value-type="float">
            <text:p>0.00178634093562945</text:p>
          </table:table-cell>
          <table:table-cell office:value-type="float" office:value="0.0375366994462051" calcext:value-type="float">
            <text:p>0.0375366994462051</text:p>
          </table:table-cell>
          <table:table-cell office:value-type="float" office:value="0" calcext:value-type="float">
            <text:p>0</text:p>
          </table:table-cell>
          <table:table-cell office:value-type="float" office:value="0.0449066531720213" calcext:value-type="float">
            <text:p>0.0449066531720213</text:p>
          </table:table-cell>
          <table:table-cell office:value-type="float" office:value="0.119895007163627" calcext:value-type="float">
            <text:p>0.119895007163627</text:p>
          </table:table-cell>
          <table:table-cell office:value-type="float" office:value="0.00583026219342733" calcext:value-type="float">
            <text:p>0.0058302621934273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247068801923212" calcext:value-type="float">
            <text:p>0.247068801923212</text:p>
          </table:table-cell>
          <table:table-cell office:value-type="float" office:value="0" calcext:value-type="float">
            <text:p>0</text:p>
          </table:table-cell>
          <table:table-cell office:value-type="float" office:value="0.0168278804956423" calcext:value-type="float">
            <text:p>0.0168278804956423</text:p>
          </table:table-cell>
          <table:table-cell office:value-type="float" office:value="0.0330033432936887" calcext:value-type="float">
            <text:p>0.0330033432936887</text:p>
          </table:table-cell>
          <table:table-cell office:value-type="float" office:value="0" calcext:value-type="float">
            <text:p>0</text:p>
          </table:table-cell>
          <table:table-cell office:value-type="float" office:value="0.0319987619588571" calcext:value-type="float">
            <text:p>0.0319987619588571</text:p>
          </table:table-cell>
          <table:table-cell office:value-type="float" office:value="0.0322699365219091" calcext:value-type="float">
            <text:p>0.0322699365219091</text:p>
          </table:table-cell>
          <table:table-cell office:value-type="float" office:value="0.00582314634258991" calcext:value-type="float">
            <text:p>0.00582314634258991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510077878256619" calcext:value-type="float">
            <text:p>0.510077878256619</text:p>
          </table:table-cell>
          <table:table-cell office:value-type="float" office:value="0" calcext:value-type="float">
            <text:p>0</text:p>
          </table:table-cell>
          <table:table-cell office:value-type="float" office:value="0.00807504132781729" calcext:value-type="float">
            <text:p>0.00807504132781729</text:p>
          </table:table-cell>
          <table:table-cell office:value-type="float" office:value="0.0339364562860427" calcext:value-type="float">
            <text:p>0.0339364562860427</text:p>
          </table:table-cell>
          <table:table-cell office:value-type="float" office:value="0.01896132081913" calcext:value-type="float">
            <text:p>0.01896132081913</text:p>
          </table:table-cell>
          <table:table-cell office:value-type="float" office:value="0.0681863996759375" calcext:value-type="float">
            <text:p>0.0681863996759375</text:p>
          </table:table-cell>
          <table:table-cell office:value-type="float" office:value="0.0851679352109518" calcext:value-type="float">
            <text:p>0.0851679352109518</text:p>
          </table:table-cell>
          <table:table-cell office:value-type="float" office:value="0.0312453559964556" calcext:value-type="float">
            <text:p>0.031245355996455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317132689862024" calcext:value-type="float">
            <text:p>0.317132689862024</text:p>
          </table:table-cell>
          <table:table-cell office:value-type="float" office:value="0" calcext:value-type="float">
            <text:p>0</text:p>
          </table:table-cell>
          <table:table-cell office:value-type="float" office:value="0.0779526415475989" calcext:value-type="float">
            <text:p>0.0779526415475989</text:p>
          </table:table-cell>
          <table:table-cell office:value-type="float" office:value="0.213757462552505" calcext:value-type="float">
            <text:p>0.213757462552505</text:p>
          </table:table-cell>
          <table:table-cell office:value-type="float" office:value="0.0292090941448248" calcext:value-type="float">
            <text:p>0.0292090941448248</text:p>
          </table:table-cell>
          <table:table-cell office:value-type="float" office:value="0.181745488135064" calcext:value-type="float">
            <text:p>0.181745488135064</text:p>
          </table:table-cell>
          <table:table-cell office:value-type="float" office:value="0.00795136484906366" calcext:value-type="float">
            <text:p>0.00795136484906366</text:p>
          </table:table-cell>
          <table:table-cell office:value-type="float" office:value="0.0306858561933872" calcext:value-type="float">
            <text:p>0.030685856193387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485370299162477" calcext:value-type="float">
            <text:p>0.485370299162477</text:p>
          </table:table-cell>
          <table:table-cell office:value-type="float" office:value="0" calcext:value-type="float">
            <text:p>0</text:p>
          </table:table-cell>
          <table:table-cell office:value-type="float" office:value="0.0509446694248517" calcext:value-type="float">
            <text:p>0.0509446694248517</text:p>
          </table:table-cell>
          <table:table-cell office:value-type="float" office:value="0.163454132502293" calcext:value-type="float">
            <text:p>0.163454132502293</text:p>
          </table:table-cell>
          <table:table-cell office:value-type="float" office:value="0" calcext:value-type="float">
            <text:p>0</text:p>
          </table:table-cell>
          <table:table-cell office:value-type="float" office:value="0.16366178470996" calcext:value-type="float">
            <text:p>0.16366178470996</text:p>
          </table:table-cell>
          <table:table-cell office:value-type="float" office:value="0.0157570802321779" calcext:value-type="float">
            <text:p>0.0157570802321779</text:p>
          </table:table-cell>
          <table:table-cell office:value-type="float" office:value="0.0179650104690664" calcext:value-type="float">
            <text:p>0.017965010469066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463554915808483" calcext:value-type="float">
            <text:p>0.463554915808483</text:p>
          </table:table-cell>
          <table:table-cell office:value-type="float" office:value="0" calcext:value-type="float">
            <text:p>0</text:p>
          </table:table-cell>
          <table:table-cell office:value-type="float" office:value="0.0187259194786103" calcext:value-type="float">
            <text:p>0.0187259194786103</text:p>
          </table:table-cell>
          <table:table-cell office:value-type="float" office:value="0.0721400350509104" calcext:value-type="float">
            <text:p>0.0721400350509104</text:p>
          </table:table-cell>
          <table:table-cell office:value-type="float" office:value="0" calcext:value-type="float">
            <text:p>0</text:p>
          </table:table-cell>
          <table:table-cell office:value-type="float" office:value="0.110143225329182" calcext:value-type="float">
            <text:p>0.110143225329182</text:p>
          </table:table-cell>
          <table:table-cell office:value-type="float" office:value="0.0149623779754429" calcext:value-type="float">
            <text:p>0.0149623779754429</text:p>
          </table:table-cell>
          <table:table-cell office:value-type="float" office:value="0.0211702835286419" calcext:value-type="float">
            <text:p>0.021170283528641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625916391109065" calcext:value-type="float">
            <text:p>0.625916391109065</text:p>
          </table:table-cell>
          <table:table-cell office:value-type="float" office:value="0" calcext:value-type="float">
            <text:p>0</text:p>
          </table:table-cell>
          <table:table-cell office:value-type="float" office:value="0.0222648917128128" calcext:value-type="float">
            <text:p>0.0222648917128128</text:p>
          </table:table-cell>
          <table:table-cell office:value-type="float" office:value="0.11436483526885" calcext:value-type="float">
            <text:p>0.11436483526885</text:p>
          </table:table-cell>
          <table:table-cell office:value-type="float" office:value="0" calcext:value-type="float">
            <text:p>0</text:p>
          </table:table-cell>
          <table:table-cell office:value-type="float" office:value="0.0564498888504258" calcext:value-type="float">
            <text:p>0.0564498888504258</text:p>
          </table:table-cell>
          <table:table-cell office:value-type="float" office:value="0.0142320688787001" calcext:value-type="float">
            <text:p>0.0142320688787001</text:p>
          </table:table-cell>
          <table:table-cell office:value-type="float" office:value="0.0213335129154261" calcext:value-type="float">
            <text:p>0.021333512915426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33956268752503" calcext:value-type="float">
            <text:p>0.33956268752503</text:p>
          </table:table-cell>
          <table:table-cell office:value-type="float" office:value="0" calcext:value-type="float">
            <text:p>0</text:p>
          </table:table-cell>
          <table:table-cell office:value-type="float" office:value="0.00423186765219925" calcext:value-type="float">
            <text:p>0.00423186765219925</text:p>
          </table:table-cell>
          <table:table-cell office:value-type="float" office:value="0.152160535232756" calcext:value-type="float">
            <text:p>0.152160535232756</text:p>
          </table:table-cell>
          <table:table-cell office:value-type="float" office:value="0" calcext:value-type="float">
            <text:p>0</text:p>
          </table:table-cell>
          <table:table-cell office:value-type="float" office:value="0.0372800429575575" calcext:value-type="float">
            <text:p>0.0372800429575575</text:p>
          </table:table-cell>
          <table:table-cell office:value-type="float" office:value="0.0135253816802516" calcext:value-type="float">
            <text:p>0.0135253816802516</text:p>
          </table:table-cell>
          <table:table-cell office:value-type="float" office:value="0.0191370744360635" calcext:value-type="float">
            <text:p>0.019137074436063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605961437953544" calcext:value-type="float">
            <text:p>0.605961437953544</text:p>
          </table:table-cell>
          <table:table-cell office:value-type="float" office:value="0.0179732400671662" calcext:value-type="float">
            <text:p>0.0179732400671662</text:p>
          </table:table-cell>
          <table:table-cell office:value-type="float" office:value="0.0197974517812146" calcext:value-type="float">
            <text:p>0.0197974517812146</text:p>
          </table:table-cell>
          <table:table-cell office:value-type="float" office:value="0.06933456449828" calcext:value-type="float">
            <text:p>0.06933456449828</text:p>
          </table:table-cell>
          <table:table-cell office:value-type="float" office:value="0.00830128092275323" calcext:value-type="float">
            <text:p>0.00830128092275323</text:p>
          </table:table-cell>
          <table:table-cell office:value-type="float" office:value="0.0264338837883404" calcext:value-type="float">
            <text:p>0.0264338837883404</text:p>
          </table:table-cell>
          <table:table-cell office:value-type="float" office:value="0" calcext:value-type="float">
            <text:p>0</text:p>
          </table:table-cell>
          <table:table-cell office:value-type="float" office:value="0.0333083957488462" calcext:value-type="float">
            <text:p>0.033308395748846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82494034845391" calcext:value-type="float">
            <text:p>0.82494034845391</text:p>
          </table:table-cell>
          <table:table-cell office:value-type="float" office:value="0" calcext:value-type="float">
            <text:p>0</text:p>
          </table:table-cell>
          <table:table-cell office:value-type="float" office:value="0.0414176764027386" calcext:value-type="float">
            <text:p>0.0414176764027386</text:p>
          </table:table-cell>
          <table:table-cell office:value-type="float" office:value="0.201139932459568" calcext:value-type="float">
            <text:p>0.201139932459568</text:p>
          </table:table-cell>
          <table:table-cell office:value-type="float" office:value="0.0162090790415241" calcext:value-type="float">
            <text:p>0.0162090790415241</text:p>
          </table:table-cell>
          <table:table-cell office:value-type="float" office:value="0.0364863222777953" calcext:value-type="float">
            <text:p>0.0364863222777953</text:p>
          </table:table-cell>
          <table:table-cell office:value-type="float" office:value="0.0198561231659531" calcext:value-type="float">
            <text:p>0.0198561231659531</text:p>
          </table:table-cell>
          <table:table-cell office:value-type="float" office:value="0.0411237560273653" calcext:value-type="float">
            <text:p>0.041123756027365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765355469078629" calcext:value-type="float">
            <text:p>0.765355469078629</text:p>
          </table:table-cell>
          <table:table-cell office:value-type="float" office:value="0.0113391951305174" calcext:value-type="float">
            <text:p>0.0113391951305174</text:p>
          </table:table-cell>
          <table:table-cell office:value-type="float" office:value="0.10304314109732" calcext:value-type="float">
            <text:p>0.10304314109732</text:p>
          </table:table-cell>
          <table:table-cell office:value-type="float" office:value="0.290576534826566" calcext:value-type="float">
            <text:p>0.290576534826566</text:p>
          </table:table-cell>
          <table:table-cell office:value-type="float" office:value="0.0549908286183291" calcext:value-type="float">
            <text:p>0.0549908286183291</text:p>
          </table:table-cell>
          <table:table-cell office:value-type="float" office:value="0.0616759923586523" calcext:value-type="float">
            <text:p>0.0616759923586523</text:p>
          </table:table-cell>
          <table:table-cell office:value-type="float" office:value="0.0577403724591735" calcext:value-type="float">
            <text:p>0.0577403724591735</text:p>
          </table:table-cell>
          <table:table-cell office:value-type="float" office:value="0.0234697706464886" calcext:value-type="float">
            <text:p>0.023469770646488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691340455871709" calcext:value-type="float">
            <text:p>0.691340455871709</text:p>
          </table:table-cell>
          <table:table-cell office:value-type="float" office:value="0.0986629231016568" calcext:value-type="float">
            <text:p>0.0986629231016568</text:p>
          </table:table-cell>
          <table:table-cell office:value-type="float" office:value="0.0776262977877325" calcext:value-type="float">
            <text:p>0.0776262977877325</text:p>
          </table:table-cell>
          <table:table-cell office:value-type="float" office:value="0.264612854228848" calcext:value-type="float">
            <text:p>0.264612854228848</text:p>
          </table:table-cell>
          <table:table-cell office:value-type="float" office:value="0.106328451775568" calcext:value-type="float">
            <text:p>0.106328451775568</text:p>
          </table:table-cell>
          <table:table-cell office:value-type="float" office:value="0.0429483580321405" calcext:value-type="float">
            <text:p>0.0429483580321405</text:p>
          </table:table-cell>
          <table:table-cell office:value-type="float" office:value="0.105442383408704" calcext:value-type="float">
            <text:p>0.105442383408704</text:p>
          </table:table-cell>
          <table:table-cell office:value-type="float" office:value="0.025971616013433" calcext:value-type="float">
            <text:p>0.02597161601343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697373423452482" calcext:value-type="float">
            <text:p>0.697373423452482</text:p>
          </table:table-cell>
          <table:table-cell office:value-type="float" office:value="0.0443746169453442" calcext:value-type="float">
            <text:p>0.0443746169453442</text:p>
          </table:table-cell>
          <table:table-cell office:value-type="float" office:value="0.094265606105982" calcext:value-type="float">
            <text:p>0.094265606105982</text:p>
          </table:table-cell>
          <table:table-cell office:value-type="float" office:value="0.311795742869274" calcext:value-type="float">
            <text:p>0.311795742869274</text:p>
          </table:table-cell>
          <table:table-cell office:value-type="float" office:value="0.0461143265970462" calcext:value-type="float">
            <text:p>0.0461143265970462</text:p>
          </table:table-cell>
          <table:table-cell office:value-type="float" office:value="0.0877679217201746" calcext:value-type="float">
            <text:p>0.0877679217201746</text:p>
          </table:table-cell>
          <table:table-cell office:value-type="float" office:value="0.0125533449865834" calcext:value-type="float">
            <text:p>0.0125533449865834</text:p>
          </table:table-cell>
          <table:table-cell office:value-type="float" office:value="0.0259475849249818" calcext:value-type="float">
            <text:p>0.0259475849249818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447092002575903" calcext:value-type="float">
            <text:p>0.447092002575903</text:p>
          </table:table-cell>
          <table:table-cell office:value-type="float" office:value="0.00486626630644925" calcext:value-type="float">
            <text:p>0.00486626630644925</text:p>
          </table:table-cell>
          <table:table-cell office:value-type="float" office:value="0.0516873795154313" calcext:value-type="float">
            <text:p>0.0516873795154313</text:p>
          </table:table-cell>
          <table:table-cell office:value-type="float" office:value="0.178605766728732" calcext:value-type="float">
            <text:p>0.178605766728732</text:p>
          </table:table-cell>
          <table:table-cell office:value-type="float" office:value="0.209024666016606" calcext:value-type="float">
            <text:p>0.209024666016606</text:p>
          </table:table-cell>
          <table:table-cell office:value-type="float" office:value="0.0270238114691678" calcext:value-type="float">
            <text:p>0.0270238114691678</text:p>
          </table:table-cell>
          <table:table-cell office:value-type="float" office:value="0.192729753608792" calcext:value-type="float">
            <text:p>0.192729753608792</text:p>
          </table:table-cell>
          <table:table-cell office:value-type="float" office:value="0.0332200520931205" calcext:value-type="float">
            <text:p>0.033220052093120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388395031439681" calcext:value-type="float">
            <text:p>0.388395031439681</text:p>
          </table:table-cell>
          <table:table-cell office:value-type="float" office:value="0.00499401909753158" calcext:value-type="float">
            <text:p>0.00499401909753158</text:p>
          </table:table-cell>
          <table:table-cell office:value-type="float" office:value="0.0660107047027658" calcext:value-type="float">
            <text:p>0.0660107047027658</text:p>
          </table:table-cell>
          <table:table-cell office:value-type="float" office:value="0.11063731532253" calcext:value-type="float">
            <text:p>0.11063731532253</text:p>
          </table:table-cell>
          <table:table-cell office:value-type="float" office:value="0.172993658720308" calcext:value-type="float">
            <text:p>0.172993658720308</text:p>
          </table:table-cell>
          <table:table-cell office:value-type="float" office:value="0.0341916911746703" calcext:value-type="float">
            <text:p>0.0341916911746703</text:p>
          </table:table-cell>
          <table:table-cell office:value-type="float" office:value="0.0847668995816243" calcext:value-type="float">
            <text:p>0.0847668995816243</text:p>
          </table:table-cell>
          <table:table-cell office:value-type="float" office:value="0.0590529226985061" calcext:value-type="float">
            <text:p>0.0590529226985061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483696009830026" calcext:value-type="float">
            <text:p>0.483696009830026</text:p>
          </table:table-cell>
          <table:table-cell office:value-type="float" office:value="0" calcext:value-type="float">
            <text:p>0</text:p>
          </table:table-cell>
          <table:table-cell office:value-type="float" office:value="0.0225755715861776" calcext:value-type="float">
            <text:p>0.0225755715861776</text:p>
          </table:table-cell>
          <table:table-cell office:value-type="float" office:value="0.135990227924352" calcext:value-type="float">
            <text:p>0.135990227924352</text:p>
          </table:table-cell>
          <table:table-cell office:value-type="float" office:value="0.099394847370162" calcext:value-type="float">
            <text:p>0.099394847370162</text:p>
          </table:table-cell>
          <table:table-cell office:value-type="float" office:value="0.0385626051528776" calcext:value-type="float">
            <text:p>0.0385626051528776</text:p>
          </table:table-cell>
          <table:table-cell office:value-type="float" office:value="0.0108229951475284" calcext:value-type="float">
            <text:p>0.0108229951475284</text:p>
          </table:table-cell>
          <table:table-cell office:value-type="float" office:value="0.03218047141372" calcext:value-type="float">
            <text:p>0.0321804714137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459956503019978" calcext:value-type="float">
            <text:p>0.459956503019978</text:p>
          </table:table-cell>
          <table:table-cell office:value-type="float" office:value="0.00916814067606386" calcext:value-type="float">
            <text:p>0.00916814067606386</text:p>
          </table:table-cell>
          <table:table-cell office:value-type="float" office:value="0.0638380248960256" calcext:value-type="float">
            <text:p>0.0638380248960256</text:p>
          </table:table-cell>
          <table:table-cell office:value-type="float" office:value="0.059114294010098" calcext:value-type="float">
            <text:p>0.059114294010098</text:p>
          </table:table-cell>
          <table:table-cell office:value-type="float" office:value="0.158792965763857" calcext:value-type="float">
            <text:p>0.158792965763857</text:p>
          </table:table-cell>
          <table:table-cell office:value-type="float" office:value="0.0240618058481145" calcext:value-type="float">
            <text:p>0.0240618058481145</text:p>
          </table:table-cell>
          <table:table-cell office:value-type="float" office:value="0.0881830336120369" calcext:value-type="float">
            <text:p>0.0881830336120369</text:p>
          </table:table-cell>
          <table:table-cell office:value-type="float" office:value="0.00616937345526408" calcext:value-type="float">
            <text:p>0.0061693734552640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441510106265496" calcext:value-type="float">
            <text:p>0.441510106265496</text:p>
          </table:table-cell>
          <table:table-cell office:value-type="float" office:value="0.104947951931954" calcext:value-type="float">
            <text:p>0.104947951931954</text:p>
          </table:table-cell>
          <table:table-cell office:value-type="float" office:value="0.0307165042641282" calcext:value-type="float">
            <text:p>0.0307165042641282</text:p>
          </table:table-cell>
          <table:table-cell office:value-type="float" office:value="0.0763437103002585" calcext:value-type="float">
            <text:p>0.0763437103002585</text:p>
          </table:table-cell>
          <table:table-cell office:value-type="float" office:value="0.0523499714365094" calcext:value-type="float">
            <text:p>0.0523499714365094</text:p>
          </table:table-cell>
          <table:table-cell office:value-type="float" office:value="0.022354239318355" calcext:value-type="float">
            <text:p>0.022354239318355</text:p>
          </table:table-cell>
          <table:table-cell office:value-type="float" office:value="0.0427524784574839" calcext:value-type="float">
            <text:p>0.0427524784574839</text:p>
          </table:table-cell>
          <table:table-cell office:value-type="float" office:value="0.00627309123378292" calcext:value-type="float">
            <text:p>0.006273091233782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24025516419858" calcext:value-type="float">
            <text:p>0.324025516419858</text:p>
          </table:table-cell>
          <table:table-cell office:value-type="float" office:value="0.0683489676659701" calcext:value-type="float">
            <text:p>0.0683489676659701</text:p>
          </table:table-cell>
          <table:table-cell office:value-type="float" office:value="0.0218266457489662" calcext:value-type="float">
            <text:p>0.0218266457489662</text:p>
          </table:table-cell>
          <table:table-cell office:value-type="float" office:value="0.172823581188272" calcext:value-type="float">
            <text:p>0.172823581188272</text:p>
          </table:table-cell>
          <table:table-cell office:value-type="float" office:value="0.0501378302334785" calcext:value-type="float">
            <text:p>0.0501378302334785</text:p>
          </table:table-cell>
          <table:table-cell office:value-type="float" office:value="0.0217154716859976" calcext:value-type="float">
            <text:p>0.0217154716859976</text:p>
          </table:table-cell>
          <table:table-cell office:value-type="float" office:value="0.0181981764047125" calcext:value-type="float">
            <text:p>0.0181981764047125</text:p>
          </table:table-cell>
          <table:table-cell office:value-type="float" office:value="0.00412351026461935" calcext:value-type="float">
            <text:p>0.0041235102646193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226457975951212" calcext:value-type="float">
            <text:p>0.226457975951212</text:p>
          </table:table-cell>
          <table:table-cell office:value-type="float" office:value="0.0819555263070382" calcext:value-type="float">
            <text:p>0.0819555263070382</text:p>
          </table:table-cell>
          <table:table-cell office:value-type="float" office:value="0.0442156835268396" calcext:value-type="float">
            <text:p>0.0442156835268396</text:p>
          </table:table-cell>
          <table:table-cell office:value-type="float" office:value="0.110977261715928" calcext:value-type="float">
            <text:p>0.110977261715928</text:p>
          </table:table-cell>
          <table:table-cell office:value-type="float" office:value="0.0324451815739447" calcext:value-type="float">
            <text:p>0.0324451815739447</text:p>
          </table:table-cell>
          <table:table-cell office:value-type="float" office:value="0.0198912302284113" calcext:value-type="float">
            <text:p>0.0198912302284113</text:p>
          </table:table-cell>
          <table:table-cell office:value-type="float" office:value="0.0309130486083699" calcext:value-type="float">
            <text:p>0.0309130486083699</text:p>
          </table:table-cell>
          <table:table-cell office:value-type="float" office:value="0.00364038042784263" calcext:value-type="float">
            <text:p>0.0036403804278426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301677243682634" calcext:value-type="float">
            <text:p>0.301677243682634</text:p>
          </table:table-cell>
          <table:table-cell office:value-type="float" office:value="0.0630438549150993" calcext:value-type="float">
            <text:p>0.0630438549150993</text:p>
          </table:table-cell>
          <table:table-cell office:value-type="float" office:value="0.030691129552823" calcext:value-type="float">
            <text:p>0.030691129552823</text:p>
          </table:table-cell>
          <table:table-cell office:value-type="float" office:value="0.0534174630581308" calcext:value-type="float">
            <text:p>0.0534174630581308</text:p>
          </table:table-cell>
          <table:table-cell office:value-type="float" office:value="0.043676995478137" calcext:value-type="float">
            <text:p>0.043676995478137</text:p>
          </table:table-cell>
          <table:table-cell office:value-type="float" office:value="0.0215815763322112" calcext:value-type="float">
            <text:p>0.0215815763322112</text:p>
          </table:table-cell>
          <table:table-cell office:value-type="float" office:value="0.222934676791222" calcext:value-type="float">
            <text:p>0.222934676791222</text:p>
          </table:table-cell>
          <table:table-cell office:value-type="float" office:value="0.00374859410834862" calcext:value-type="float">
            <text:p>0.0037485941083486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31355475489844" calcext:value-type="float">
            <text:p>0.31355475489844</text:p>
          </table:table-cell>
          <table:table-cell office:value-type="float" office:value="0.0860234459569196" calcext:value-type="float">
            <text:p>0.0860234459569196</text:p>
          </table:table-cell>
          <table:table-cell office:value-type="float" office:value="0.191970123546649" calcext:value-type="float">
            <text:p>0.191970123546649</text:p>
          </table:table-cell>
          <table:table-cell office:value-type="float" office:value="0.0995546385125689" calcext:value-type="float">
            <text:p>0.0995546385125689</text:p>
          </table:table-cell>
          <table:table-cell office:value-type="float" office:value="0.0595973337150747" calcext:value-type="float">
            <text:p>0.0595973337150747</text:p>
          </table:table-cell>
          <table:table-cell office:value-type="float" office:value="0.0315302854496571" calcext:value-type="float">
            <text:p>0.0315302854496571</text:p>
          </table:table-cell>
          <table:table-cell office:value-type="float" office:value="0.292026947393125" calcext:value-type="float">
            <text:p>0.292026947393125</text:p>
          </table:table-cell>
          <table:table-cell office:value-type="float" office:value="0.00361109575839256" calcext:value-type="float">
            <text:p>0.0036110957583925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318302791381509" calcext:value-type="float">
            <text:p>0.318302791381509</text:p>
          </table:table-cell>
          <table:table-cell office:value-type="float" office:value="0.0630439777687091" calcext:value-type="float">
            <text:p>0.0630439777687091</text:p>
          </table:table-cell>
          <table:table-cell office:value-type="float" office:value="0.0630236187940166" calcext:value-type="float">
            <text:p>0.0630236187940166</text:p>
          </table:table-cell>
          <table:table-cell office:value-type="float" office:value="0.188839141487962" calcext:value-type="float">
            <text:p>0.188839141487962</text:p>
          </table:table-cell>
          <table:table-cell office:value-type="float" office:value="0.0256924004952122" calcext:value-type="float">
            <text:p>0.0256924004952122</text:p>
          </table:table-cell>
          <table:table-cell office:value-type="float" office:value="0.0191836600565441" calcext:value-type="float">
            <text:p>0.0191836600565441</text:p>
          </table:table-cell>
          <table:table-cell office:value-type="float" office:value="0.0461606802563703" calcext:value-type="float">
            <text:p>0.0461606802563703</text:p>
          </table:table-cell>
          <table:table-cell office:value-type="float" office:value="0.0036829875304925" calcext:value-type="float">
            <text:p>0.0036829875304925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309214900407342" calcext:value-type="float">
            <text:p>0.309214900407342</text:p>
          </table:table-cell>
          <table:table-cell office:value-type="float" office:value="0.0596001035861909" calcext:value-type="float">
            <text:p>0.0596001035861909</text:p>
          </table:table-cell>
          <table:table-cell office:value-type="float" office:value="0.0694592773957354" calcext:value-type="float">
            <text:p>0.0694592773957354</text:p>
          </table:table-cell>
          <table:table-cell office:value-type="float" office:value="0.204461592771518" calcext:value-type="float">
            <text:p>0.204461592771518</text:p>
          </table:table-cell>
          <table:table-cell office:value-type="float" office:value="0.0567753352838918" calcext:value-type="float">
            <text:p>0.0567753352838918</text:p>
          </table:table-cell>
          <table:table-cell office:value-type="float" office:value="0.0158687577484789" calcext:value-type="float">
            <text:p>0.0158687577484789</text:p>
          </table:table-cell>
          <table:table-cell office:value-type="float" office:value="0.00421513870464425" calcext:value-type="float">
            <text:p>0.00421513870464425</text:p>
          </table:table-cell>
          <table:table-cell office:value-type="float" office:value="0.00482306370620985" calcext:value-type="float">
            <text:p>0.0048230637062098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468059757735645" calcext:value-type="float">
            <text:p>0.468059757735645</text:p>
          </table:table-cell>
          <table:table-cell office:value-type="float" office:value="0.130975127724848" calcext:value-type="float">
            <text:p>0.130975127724848</text:p>
          </table:table-cell>
          <table:table-cell office:value-type="float" office:value="0.0935576318732223" calcext:value-type="float">
            <text:p>0.0935576318732223</text:p>
          </table:table-cell>
          <table:table-cell office:value-type="float" office:value="0.255287698170227" calcext:value-type="float">
            <text:p>0.255287698170227</text:p>
          </table:table-cell>
          <table:table-cell office:value-type="float" office:value="0.00955158048841707" calcext:value-type="float">
            <text:p>0.00955158048841707</text:p>
          </table:table-cell>
          <table:table-cell office:value-type="float" office:value="0.0120612118412767" calcext:value-type="float">
            <text:p>0.0120612118412767</text:p>
          </table:table-cell>
          <table:table-cell office:value-type="float" office:value="0.0117006863306977" calcext:value-type="float">
            <text:p>0.0117006863306977</text:p>
          </table:table-cell>
          <table:table-cell office:value-type="float" office:value="0.0043507680890503" calcext:value-type="float">
            <text:p>0.004350768089050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500235848862293" calcext:value-type="float">
            <text:p>0.500235848862293</text:p>
          </table:table-cell>
          <table:table-cell office:value-type="float" office:value="0.274340600040507" calcext:value-type="float">
            <text:p>0.274340600040507</text:p>
          </table:table-cell>
          <table:table-cell office:value-type="float" office:value="0.181311025394931" calcext:value-type="float">
            <text:p>0.181311025394931</text:p>
          </table:table-cell>
          <table:table-cell office:value-type="float" office:value="0.454695916976838" calcext:value-type="float">
            <text:p>0.454695916976838</text:p>
          </table:table-cell>
          <table:table-cell office:value-type="float" office:value="0.0380128167360258" calcext:value-type="float">
            <text:p>0.0380128167360258</text:p>
          </table:table-cell>
          <table:table-cell office:value-type="float" office:value="0.0193045482822986" calcext:value-type="float">
            <text:p>0.0193045482822986</text:p>
          </table:table-cell>
          <table:table-cell office:value-type="float" office:value="0.0349242778562871" calcext:value-type="float">
            <text:p>0.0349242778562871</text:p>
          </table:table-cell>
          <table:table-cell office:value-type="float" office:value="0.00391495670175694" calcext:value-type="float">
            <text:p>0.0039149567017569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431776220288022" calcext:value-type="float">
            <text:p>0.431776220288022</text:p>
          </table:table-cell>
          <table:table-cell office:value-type="float" office:value="0.184627847406869" calcext:value-type="float">
            <text:p>0.184627847406869</text:p>
          </table:table-cell>
          <table:table-cell office:value-type="float" office:value="0.124510317454917" calcext:value-type="float">
            <text:p>0.124510317454917</text:p>
          </table:table-cell>
          <table:table-cell office:value-type="float" office:value="0.401174785848546" calcext:value-type="float">
            <text:p>0.401174785848546</text:p>
          </table:table-cell>
          <table:table-cell office:value-type="float" office:value="0.0776601303498669" calcext:value-type="float">
            <text:p>0.0776601303498669</text:p>
          </table:table-cell>
          <table:table-cell office:value-type="float" office:value="0.0203152450095755" calcext:value-type="float">
            <text:p>0.0203152450095755</text:p>
          </table:table-cell>
          <table:table-cell office:value-type="float" office:value="0.0559609766930401" calcext:value-type="float">
            <text:p>0.0559609766930401</text:p>
          </table:table-cell>
          <table:table-cell office:value-type="float" office:value="0.00309066793805173" calcext:value-type="float">
            <text:p>0.0030906679380517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369229394765406" calcext:value-type="float">
            <text:p>0.369229394765406</text:p>
          </table:table-cell>
          <table:table-cell office:value-type="float" office:value="0.184599345382425" calcext:value-type="float">
            <text:p>0.184599345382425</text:p>
          </table:table-cell>
          <table:table-cell office:value-type="float" office:value="0.118040182269116" calcext:value-type="float">
            <text:p>0.118040182269116</text:p>
          </table:table-cell>
          <table:table-cell office:value-type="float" office:value="0.312963141303489" calcext:value-type="float">
            <text:p>0.312963141303489</text:p>
          </table:table-cell>
          <table:table-cell office:value-type="float" office:value="0.0511564168207366" calcext:value-type="float">
            <text:p>0.0511564168207366</text:p>
          </table:table-cell>
          <table:table-cell office:value-type="float" office:value="0.0183834841909378" calcext:value-type="float">
            <text:p>0.0183834841909378</text:p>
          </table:table-cell>
          <table:table-cell office:value-type="float" office:value="0.0797575073642018" calcext:value-type="float">
            <text:p>0.0797575073642018</text:p>
          </table:table-cell>
          <table:table-cell office:value-type="float" office:value="0.00422112797585017" calcext:value-type="float">
            <text:p>0.0042211279758501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664158764139072" calcext:value-type="float">
            <text:p>0.664158764139072</text:p>
          </table:table-cell>
          <table:table-cell office:value-type="float" office:value="0.177496762284551" calcext:value-type="float">
            <text:p>0.177496762284551</text:p>
          </table:table-cell>
          <table:table-cell office:value-type="float" office:value="0.104738559360003" calcext:value-type="float">
            <text:p>0.104738559360003</text:p>
          </table:table-cell>
          <table:table-cell office:value-type="float" office:value="0.49362816155506" calcext:value-type="float">
            <text:p>0.49362816155506</text:p>
          </table:table-cell>
          <table:table-cell office:value-type="float" office:value="0.0878359728761527" calcext:value-type="float">
            <text:p>0.0878359728761527</text:p>
          </table:table-cell>
          <table:table-cell office:value-type="float" office:value="0.0118147998824107" calcext:value-type="float">
            <text:p>0.0118147998824107</text:p>
          </table:table-cell>
          <table:table-cell office:value-type="float" office:value="0.0215198126172656" calcext:value-type="float">
            <text:p>0.0215198126172656</text:p>
          </table:table-cell>
          <table:table-cell office:value-type="float" office:value="0.00394211214293383" calcext:value-type="float">
            <text:p>0.0039421121429338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717832657607659" calcext:value-type="float">
            <text:p>0.717832657607659</text:p>
          </table:table-cell>
          <table:table-cell office:value-type="float" office:value="0.115789828649548" calcext:value-type="float">
            <text:p>0.115789828649548</text:p>
          </table:table-cell>
          <table:table-cell office:value-type="float" office:value="0.145061541104247" calcext:value-type="float">
            <text:p>0.145061541104247</text:p>
          </table:table-cell>
          <table:table-cell office:value-type="float" office:value="0.23953680400207" calcext:value-type="float">
            <text:p>0.23953680400207</text:p>
          </table:table-cell>
          <table:table-cell office:value-type="float" office:value="0.13575622466422" calcext:value-type="float">
            <text:p>0.13575622466422</text:p>
          </table:table-cell>
          <table:table-cell office:value-type="float" office:value="0.0182944221974091" calcext:value-type="float">
            <text:p>0.0182944221974091</text:p>
          </table:table-cell>
          <table:table-cell office:value-type="float" office:value="0.0503943574853686" calcext:value-type="float">
            <text:p>0.0503943574853686</text:p>
          </table:table-cell>
          <table:table-cell office:value-type="float" office:value="0.00378904944553157" calcext:value-type="float">
            <text:p>0.0037890494455315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477970372700594" calcext:value-type="float">
            <text:p>0.477970372700594</text:p>
          </table:table-cell>
          <table:table-cell office:value-type="float" office:value="0.253320674943775" calcext:value-type="float">
            <text:p>0.253320674943775</text:p>
          </table:table-cell>
          <table:table-cell office:value-type="float" office:value="0.351017203919016" calcext:value-type="float">
            <text:p>0.351017203919016</text:p>
          </table:table-cell>
          <table:table-cell office:value-type="float" office:value="0.104456199831382" calcext:value-type="float">
            <text:p>0.104456199831382</text:p>
          </table:table-cell>
          <table:table-cell office:value-type="float" office:value="0.198213387194812" calcext:value-type="float">
            <text:p>0.198213387194812</text:p>
          </table:table-cell>
          <table:table-cell office:value-type="float" office:value="0.0491970834840793" calcext:value-type="float">
            <text:p>0.0491970834840793</text:p>
          </table:table-cell>
          <table:table-cell office:value-type="float" office:value="0.0708199923780192" calcext:value-type="float">
            <text:p>0.0708199923780192</text:p>
          </table:table-cell>
          <table:table-cell office:value-type="float" office:value="0.00905909467016984" calcext:value-type="float">
            <text:p>0.0090590946701698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441805881539197" calcext:value-type="float">
            <text:p>0.441805881539197</text:p>
          </table:table-cell>
          <table:table-cell office:value-type="float" office:value="0.148966120130486" calcext:value-type="float">
            <text:p>0.148966120130486</text:p>
          </table:table-cell>
          <table:table-cell office:value-type="float" office:value="0.509837351541129" calcext:value-type="float">
            <text:p>0.509837351541129</text:p>
          </table:table-cell>
          <table:table-cell office:value-type="float" office:value="0.141858905477358" calcext:value-type="float">
            <text:p>0.141858905477358</text:p>
          </table:table-cell>
          <table:table-cell office:value-type="float" office:value="0.0577943724713995" calcext:value-type="float">
            <text:p>0.0577943724713995</text:p>
          </table:table-cell>
          <table:table-cell office:value-type="float" office:value="0.0208513036092813" calcext:value-type="float">
            <text:p>0.0208513036092813</text:p>
          </table:table-cell>
          <table:table-cell office:value-type="float" office:value="0.0134853535554961" calcext:value-type="float">
            <text:p>0.0134853535554961</text:p>
          </table:table-cell>
          <table:table-cell office:value-type="float" office:value="0.00477010988492101" calcext:value-type="float">
            <text:p>0.0047701098849210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336197894336885" calcext:value-type="float">
            <text:p>0.336197894336885</text:p>
          </table:table-cell>
          <table:table-cell office:value-type="float" office:value="0.320424442347462" calcext:value-type="float">
            <text:p>0.320424442347462</text:p>
          </table:table-cell>
          <table:table-cell office:value-type="float" office:value="0.235456033377869" calcext:value-type="float">
            <text:p>0.235456033377869</text:p>
          </table:table-cell>
          <table:table-cell office:value-type="float" office:value="0.0609714062659326" calcext:value-type="float">
            <text:p>0.0609714062659326</text:p>
          </table:table-cell>
          <table:table-cell office:value-type="float" office:value="0.0418851189976246" calcext:value-type="float">
            <text:p>0.0418851189976246</text:p>
          </table:table-cell>
          <table:table-cell office:value-type="float" office:value="0.0206961768402901" calcext:value-type="float">
            <text:p>0.0206961768402901</text:p>
          </table:table-cell>
          <table:table-cell office:value-type="float" office:value="0.0820948333903635" calcext:value-type="float">
            <text:p>0.0820948333903635</text:p>
          </table:table-cell>
          <table:table-cell office:value-type="float" office:value="0.00384381160837302" calcext:value-type="float">
            <text:p>0.0038438116083730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281489765873267" calcext:value-type="float">
            <text:p>0.281489765873267</text:p>
          </table:table-cell>
          <table:table-cell office:value-type="float" office:value="0.770274207610882" calcext:value-type="float">
            <text:p>0.770274207610882</text:p>
          </table:table-cell>
          <table:table-cell office:value-type="float" office:value="0.147951924731929" calcext:value-type="float">
            <text:p>0.147951924731929</text:p>
          </table:table-cell>
          <table:table-cell office:value-type="float" office:value="0.0288724129976951" calcext:value-type="float">
            <text:p>0.0288724129976951</text:p>
          </table:table-cell>
          <table:table-cell office:value-type="float" office:value="0.00864208231306639" calcext:value-type="float">
            <text:p>0.00864208231306639</text:p>
          </table:table-cell>
          <table:table-cell office:value-type="float" office:value="0.00735424282302138" calcext:value-type="float">
            <text:p>0.00735424282302138</text:p>
          </table:table-cell>
          <table:table-cell office:value-type="float" office:value="0" calcext:value-type="float">
            <text:p>0</text:p>
          </table:table-cell>
          <table:table-cell office:value-type="float" office:value="0.00279317080081111" calcext:value-type="float">
            <text:p>0.0027931708008111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258" calcext:value-type="float">
            <text:p>0.258</text:p>
          </table:table-cell>
          <table:table-cell office:value-type="float" office:value="0.532" calcext:value-type="float">
            <text:p>0.53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261349557127303" calcext:value-type="float">
            <text:p>0.261349557127303</text:p>
          </table:table-cell>
          <table:table-cell office:value-type="float" office:value="0.803591744545616" calcext:value-type="float">
            <text:p>0.803591744545616</text:p>
          </table:table-cell>
          <table:table-cell office:value-type="float" office:value="0.115746960643263" calcext:value-type="float">
            <text:p>0.115746960643263</text:p>
          </table:table-cell>
          <table:table-cell office:value-type="float" office:value="0.0387061600588112" calcext:value-type="float">
            <text:p>0.0387061600588112</text:p>
          </table:table-cell>
          <table:table-cell office:value-type="float" office:value="0.0219185468510121" calcext:value-type="float">
            <text:p>0.0219185468510121</text:p>
          </table:table-cell>
          <table:table-cell office:value-type="float" office:value="0.0101083185627396" calcext:value-type="float">
            <text:p>0.0101083185627396</text:p>
          </table:table-cell>
          <table:table-cell office:value-type="float" office:value="0.00358002941722464" calcext:value-type="float">
            <text:p>0.00358002941722464</text:p>
          </table:table-cell>
          <table:table-cell office:value-type="float" office:value="0.00315669038080472" calcext:value-type="float">
            <text:p>0.0031566903808047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321172319404231" calcext:value-type="float">
            <text:p>0.321172319404231</text:p>
          </table:table-cell>
          <table:table-cell office:value-type="float" office:value="0.786674029693322" calcext:value-type="float">
            <text:p>0.786674029693322</text:p>
          </table:table-cell>
          <table:table-cell office:value-type="float" office:value="0.178352916737799" calcext:value-type="float">
            <text:p>0.178352916737799</text:p>
          </table:table-cell>
          <table:table-cell office:value-type="float" office:value="0.0581844260213779" calcext:value-type="float">
            <text:p>0.0581844260213779</text:p>
          </table:table-cell>
          <table:table-cell office:value-type="float" office:value="0.0525887244157955" calcext:value-type="float">
            <text:p>0.0525887244157955</text:p>
          </table:table-cell>
          <table:table-cell office:value-type="float" office:value="0.00944909796377487" calcext:value-type="float">
            <text:p>0.00944909796377487</text:p>
          </table:table-cell>
          <table:table-cell office:value-type="float" office:value="0.0546604055779949" calcext:value-type="float">
            <text:p>0.0546604055779949</text:p>
          </table:table-cell>
          <table:table-cell office:value-type="float" office:value="0.00584446277231191" calcext:value-type="float">
            <text:p>0.0058444627723119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99613760637467" calcext:value-type="float">
            <text:p>0.199613760637467</text:p>
          </table:table-cell>
          <table:table-cell office:value-type="float" office:value="0.495363856147581" calcext:value-type="float">
            <text:p>0.495363856147581</text:p>
          </table:table-cell>
          <table:table-cell office:value-type="float" office:value="0.120769283985936" calcext:value-type="float">
            <text:p>0.120769283985936</text:p>
          </table:table-cell>
          <table:table-cell office:value-type="float" office:value="0.0172415898330228" calcext:value-type="float">
            <text:p>0.0172415898330228</text:p>
          </table:table-cell>
          <table:table-cell office:value-type="float" office:value="0.0180626176462883" calcext:value-type="float">
            <text:p>0.0180626176462883</text:p>
          </table:table-cell>
          <table:table-cell office:value-type="float" office:value="0.00768546719385354" calcext:value-type="float">
            <text:p>0.00768546719385354</text:p>
          </table:table-cell>
          <table:table-cell office:value-type="float" office:value="0" calcext:value-type="float">
            <text:p>0</text:p>
          </table:table-cell>
          <table:table-cell office:value-type="float" office:value="0.00341806978588651" calcext:value-type="float">
            <text:p>0.0034180697858865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263183079603572" calcext:value-type="float">
            <text:p>0.263183079603572</text:p>
          </table:table-cell>
          <table:table-cell office:value-type="float" office:value="0.940369260073777" calcext:value-type="float">
            <text:p>0.940369260073777</text:p>
          </table:table-cell>
          <table:table-cell office:value-type="float" office:value="0.152731267644455" calcext:value-type="float">
            <text:p>0.152731267644455</text:p>
          </table:table-cell>
          <table:table-cell office:value-type="float" office:value="0.0139972492606802" calcext:value-type="float">
            <text:p>0.0139972492606802</text:p>
          </table:table-cell>
          <table:table-cell office:value-type="float" office:value="0.293275694343746" calcext:value-type="float">
            <text:p>0.293275694343746</text:p>
          </table:table-cell>
          <table:table-cell office:value-type="float" office:value="0.00851074582697207" calcext:value-type="float">
            <text:p>0.00851074582697207</text:p>
          </table:table-cell>
          <table:table-cell office:value-type="float" office:value="0.0307939486073227" calcext:value-type="float">
            <text:p>0.0307939486073227</text:p>
          </table:table-cell>
          <table:table-cell office:value-type="float" office:value="0.00369050287993194" calcext:value-type="float">
            <text:p>0.0036905028799319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35492170854234" calcext:value-type="float">
            <text:p>0.35492170854234</text:p>
          </table:table-cell>
          <table:table-cell office:value-type="float" office:value="0.572661230971855" calcext:value-type="float">
            <text:p>0.572661230971855</text:p>
          </table:table-cell>
          <table:table-cell office:value-type="float" office:value="0.113129749190203" calcext:value-type="float">
            <text:p>0.113129749190203</text:p>
          </table:table-cell>
          <table:table-cell office:value-type="float" office:value="0.0246983442250887" calcext:value-type="float">
            <text:p>0.0246983442250887</text:p>
          </table:table-cell>
          <table:table-cell office:value-type="float" office:value="0.030186863871315" calcext:value-type="float">
            <text:p>0.030186863871315</text:p>
          </table:table-cell>
          <table:table-cell office:value-type="float" office:value="0.00662927245636466" calcext:value-type="float">
            <text:p>0.00662927245636466</text:p>
          </table:table-cell>
          <table:table-cell office:value-type="float" office:value="0.190177243317566" calcext:value-type="float">
            <text:p>0.190177243317566</text:p>
          </table:table-cell>
          <table:table-cell office:value-type="float" office:value="0.00441970373248165" calcext:value-type="float">
            <text:p>0.0044197037324816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226775487073219" calcext:value-type="float">
            <text:p>0.226775487073219</text:p>
          </table:table-cell>
          <table:table-cell office:value-type="float" office:value="0.276771510537873" calcext:value-type="float">
            <text:p>0.276771510537873</text:p>
          </table:table-cell>
          <table:table-cell office:value-type="float" office:value="0.0558914963488616" calcext:value-type="float">
            <text:p>0.0558914963488616</text:p>
          </table:table-cell>
          <table:table-cell office:value-type="float" office:value="0.0305054025513928" calcext:value-type="float">
            <text:p>0.0305054025513928</text:p>
          </table:table-cell>
          <table:table-cell office:value-type="float" office:value="0.115048946020708" calcext:value-type="float">
            <text:p>0.115048946020708</text:p>
          </table:table-cell>
          <table:table-cell office:value-type="float" office:value="0.0116970606350769" calcext:value-type="float">
            <text:p>0.0116970606350769</text:p>
          </table:table-cell>
          <table:table-cell office:value-type="float" office:value="0.0695975128547405" calcext:value-type="float">
            <text:p>0.0695975128547405</text:p>
          </table:table-cell>
          <table:table-cell office:value-type="float" office:value="0.00346798269572793" calcext:value-type="float">
            <text:p>0.0034679826957279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206237929314477" calcext:value-type="float">
            <text:p>0.206237929314477</text:p>
          </table:table-cell>
          <table:table-cell office:value-type="float" office:value="0.205724534294955" calcext:value-type="float">
            <text:p>0.205724534294955</text:p>
          </table:table-cell>
          <table:table-cell office:value-type="float" office:value="0.0367147066634353" calcext:value-type="float">
            <text:p>0.0367147066634353</text:p>
          </table:table-cell>
          <table:table-cell office:value-type="float" office:value="0.0132729921599063" calcext:value-type="float">
            <text:p>0.0132729921599063</text:p>
          </table:table-cell>
          <table:table-cell office:value-type="float" office:value="0.0417151175840815" calcext:value-type="float">
            <text:p>0.0417151175840815</text:p>
          </table:table-cell>
          <table:table-cell office:value-type="float" office:value="0.0152682792307552" calcext:value-type="float">
            <text:p>0.0152682792307552</text:p>
          </table:table-cell>
          <table:table-cell office:value-type="float" office:value="0.0170336737244242" calcext:value-type="float">
            <text:p>0.0170336737244242</text:p>
          </table:table-cell>
          <table:table-cell office:value-type="float" office:value="0.0031901755540136" calcext:value-type="float">
            <text:p>0.003190175554013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357647798603532" calcext:value-type="float">
            <text:p>0.357647798603532</text:p>
          </table:table-cell>
          <table:table-cell office:value-type="float" office:value="0.352585566006104" calcext:value-type="float">
            <text:p>0.352585566006104</text:p>
          </table:table-cell>
          <table:table-cell office:value-type="float" office:value="0.0731783954109201" calcext:value-type="float">
            <text:p>0.0731783954109201</text:p>
          </table:table-cell>
          <table:table-cell office:value-type="float" office:value="0.0402015858302222" calcext:value-type="float">
            <text:p>0.0402015858302222</text:p>
          </table:table-cell>
          <table:table-cell office:value-type="float" office:value="0.185310162250015" calcext:value-type="float">
            <text:p>0.185310162250015</text:p>
          </table:table-cell>
          <table:table-cell office:value-type="float" office:value="0.0106363408903573" calcext:value-type="float">
            <text:p>0.0106363408903573</text:p>
          </table:table-cell>
          <table:table-cell office:value-type="float" office:value="0.0963051315644853" calcext:value-type="float">
            <text:p>0.0963051315644853</text:p>
          </table:table-cell>
          <table:table-cell office:value-type="float" office:value="0.00296222202785408" calcext:value-type="float">
            <text:p>0.0029622220278540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393561151024533" calcext:value-type="float">
            <text:p>0.393561151024533</text:p>
          </table:table-cell>
          <table:table-cell office:value-type="float" office:value="0.266363444172458" calcext:value-type="float">
            <text:p>0.266363444172458</text:p>
          </table:table-cell>
          <table:table-cell office:value-type="float" office:value="0.0912246731356223" calcext:value-type="float">
            <text:p>0.0912246731356223</text:p>
          </table:table-cell>
          <table:table-cell office:value-type="float" office:value="0.0362660582811546" calcext:value-type="float">
            <text:p>0.0362660582811546</text:p>
          </table:table-cell>
          <table:table-cell office:value-type="float" office:value="0.0940779361308853" calcext:value-type="float">
            <text:p>0.0940779361308853</text:p>
          </table:table-cell>
          <table:table-cell office:value-type="float" office:value="0.00993281469287851" calcext:value-type="float">
            <text:p>0.00993281469287851</text:p>
          </table:table-cell>
          <table:table-cell office:value-type="float" office:value="0.106380439281673" calcext:value-type="float">
            <text:p>0.106380439281673</text:p>
          </table:table-cell>
          <table:table-cell office:value-type="float" office:value="0.00390231306738852" calcext:value-type="float">
            <text:p>0.0039023130673885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42394516455615" calcext:value-type="float">
            <text:p>0.42394516455615</text:p>
          </table:table-cell>
          <table:table-cell office:value-type="float" office:value="0.340062163789614" calcext:value-type="float">
            <text:p>0.340062163789614</text:p>
          </table:table-cell>
          <table:table-cell office:value-type="float" office:value="0.0652165492442708" calcext:value-type="float">
            <text:p>0.0652165492442708</text:p>
          </table:table-cell>
          <table:table-cell office:value-type="float" office:value="0.177450143978017" calcext:value-type="float">
            <text:p>0.177450143978017</text:p>
          </table:table-cell>
          <table:table-cell office:value-type="float" office:value="0.154610014770414" calcext:value-type="float">
            <text:p>0.154610014770414</text:p>
          </table:table-cell>
          <table:table-cell office:value-type="float" office:value="0.0161683680912685" calcext:value-type="float">
            <text:p>0.0161683680912685</text:p>
          </table:table-cell>
          <table:table-cell office:value-type="float" office:value="0.0962017917622082" calcext:value-type="float">
            <text:p>0.0962017917622082</text:p>
          </table:table-cell>
          <table:table-cell office:value-type="float" office:value="0.00461117598007346" calcext:value-type="float">
            <text:p>0.0046111759800734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274653037839296" calcext:value-type="float">
            <text:p>0.274653037839296</text:p>
          </table:table-cell>
          <table:table-cell office:value-type="float" office:value="0.306447812668794" calcext:value-type="float">
            <text:p>0.306447812668794</text:p>
          </table:table-cell>
          <table:table-cell office:value-type="float" office:value="0.0860505723114811" calcext:value-type="float">
            <text:p>0.0860505723114811</text:p>
          </table:table-cell>
          <table:table-cell office:value-type="float" office:value="0.0349409856442032" calcext:value-type="float">
            <text:p>0.0349409856442032</text:p>
          </table:table-cell>
          <table:table-cell office:value-type="float" office:value="0.131777435580421" calcext:value-type="float">
            <text:p>0.131777435580421</text:p>
          </table:table-cell>
          <table:table-cell office:value-type="float" office:value="0.0200967780351268" calcext:value-type="float">
            <text:p>0.0200967780351268</text:p>
          </table:table-cell>
          <table:table-cell office:value-type="float" office:value="0.107618243548942" calcext:value-type="float">
            <text:p>0.107618243548942</text:p>
          </table:table-cell>
          <table:table-cell office:value-type="float" office:value="0.00831227697568234" calcext:value-type="float">
            <text:p>0.0083122769756823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379005075075022" calcext:value-type="float">
            <text:p>0.379005075075022</text:p>
          </table:table-cell>
          <table:table-cell office:value-type="float" office:value="0.184127558828698" calcext:value-type="float">
            <text:p>0.184127558828698</text:p>
          </table:table-cell>
          <table:table-cell office:value-type="float" office:value="0.0693019118829647" calcext:value-type="float">
            <text:p>0.0693019118829647</text:p>
          </table:table-cell>
          <table:table-cell office:value-type="float" office:value="0.041137102706083" calcext:value-type="float">
            <text:p>0.041137102706083</text:p>
          </table:table-cell>
          <table:table-cell office:value-type="float" office:value="0.296500549313353" calcext:value-type="float">
            <text:p>0.296500549313353</text:p>
          </table:table-cell>
          <table:table-cell office:value-type="float" office:value="0.0242284092360518" calcext:value-type="float">
            <text:p>0.0242284092360518</text:p>
          </table:table-cell>
          <table:table-cell office:value-type="float" office:value="0.0619433347796091" calcext:value-type="float">
            <text:p>0.0619433347796091</text:p>
          </table:table-cell>
          <table:table-cell office:value-type="float" office:value="0.00609695179079652" calcext:value-type="float">
            <text:p>0.0060969517907965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255718015487085" calcext:value-type="float">
            <text:p>0.255718015487085</text:p>
          </table:table-cell>
          <table:table-cell office:value-type="float" office:value="0.441240332740386" calcext:value-type="float">
            <text:p>0.441240332740386</text:p>
          </table:table-cell>
          <table:table-cell office:value-type="float" office:value="0.0795738256453595" calcext:value-type="float">
            <text:p>0.0795738256453595</text:p>
          </table:table-cell>
          <table:table-cell office:value-type="float" office:value="0.0442614438551289" calcext:value-type="float">
            <text:p>0.0442614438551289</text:p>
          </table:table-cell>
          <table:table-cell office:value-type="float" office:value="0.171737525760543" calcext:value-type="float">
            <text:p>0.171737525760543</text:p>
          </table:table-cell>
          <table:table-cell office:value-type="float" office:value="0.0199889013354018" calcext:value-type="float">
            <text:p>0.0199889013354018</text:p>
          </table:table-cell>
          <table:table-cell office:value-type="float" office:value="0.1907431466968" calcext:value-type="float">
            <text:p>0.1907431466968</text:p>
          </table:table-cell>
          <table:table-cell office:value-type="float" office:value="0.00667229094874146" calcext:value-type="float">
            <text:p>0.0066722909487414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52810489054244" calcext:value-type="float">
            <text:p>0.352810489054244</text:p>
          </table:table-cell>
          <table:table-cell office:value-type="float" office:value="0.516469402944723" calcext:value-type="float">
            <text:p>0.516469402944723</text:p>
          </table:table-cell>
          <table:table-cell office:value-type="float" office:value="0.119582792778383" calcext:value-type="float">
            <text:p>0.119582792778383</text:p>
          </table:table-cell>
          <table:table-cell office:value-type="float" office:value="0.056924599942181" calcext:value-type="float">
            <text:p>0.056924599942181</text:p>
          </table:table-cell>
          <table:table-cell office:value-type="float" office:value="0.238541177089783" calcext:value-type="float">
            <text:p>0.238541177089783</text:p>
          </table:table-cell>
          <table:table-cell office:value-type="float" office:value="0.0112254681325496" calcext:value-type="float">
            <text:p>0.0112254681325496</text:p>
          </table:table-cell>
          <table:table-cell office:value-type="float" office:value="0.411881099476084" calcext:value-type="float">
            <text:p>0.411881099476084</text:p>
          </table:table-cell>
          <table:table-cell office:value-type="float" office:value="0.00474799660439677" calcext:value-type="float">
            <text:p>0.0047479966043967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361658982839427" calcext:value-type="float">
            <text:p>0.361658982839427</text:p>
          </table:table-cell>
          <table:table-cell office:value-type="float" office:value="0.463542502059081" calcext:value-type="float">
            <text:p>0.463542502059081</text:p>
          </table:table-cell>
          <table:table-cell office:value-type="float" office:value="0.105920308587367" calcext:value-type="float">
            <text:p>0.105920308587367</text:p>
          </table:table-cell>
          <table:table-cell office:value-type="float" office:value="0.029350183633997" calcext:value-type="float">
            <text:p>0.029350183633997</text:p>
          </table:table-cell>
          <table:table-cell office:value-type="float" office:value="0.0751613173475273" calcext:value-type="float">
            <text:p>0.0751613173475273</text:p>
          </table:table-cell>
          <table:table-cell office:value-type="float" office:value="0.00862814477795634" calcext:value-type="float">
            <text:p>0.00862814477795634</text:p>
          </table:table-cell>
          <table:table-cell office:value-type="float" office:value="0.22320635162797" calcext:value-type="float">
            <text:p>0.22320635162797</text:p>
          </table:table-cell>
          <table:table-cell office:value-type="float" office:value="0.00340988529641237" calcext:value-type="float">
            <text:p>0.0034098852964123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35494465582062" calcext:value-type="float">
            <text:p>0.35494465582062</text:p>
          </table:table-cell>
          <table:table-cell office:value-type="float" office:value="0.465037008315585" calcext:value-type="float">
            <text:p>0.465037008315585</text:p>
          </table:table-cell>
          <table:table-cell office:value-type="float" office:value="0.0865206014829706" calcext:value-type="float">
            <text:p>0.0865206014829706</text:p>
          </table:table-cell>
          <table:table-cell office:value-type="float" office:value="0.0180902765755741" calcext:value-type="float">
            <text:p>0.0180902765755741</text:p>
          </table:table-cell>
          <table:table-cell office:value-type="float" office:value="0.128871685605944" calcext:value-type="float">
            <text:p>0.128871685605944</text:p>
          </table:table-cell>
          <table:table-cell office:value-type="float" office:value="0.00832389233082561" calcext:value-type="float">
            <text:p>0.00832389233082561</text:p>
          </table:table-cell>
          <table:table-cell office:value-type="float" office:value="0.365262803065587" calcext:value-type="float">
            <text:p>0.365262803065587</text:p>
          </table:table-cell>
          <table:table-cell office:value-type="float" office:value="0.00418932745792349" calcext:value-type="float">
            <text:p>0.00418932745792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3" number:min-decimal-places="3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 _-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£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6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6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6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63">
      <number:number number:decimal-places="5" number:min-decimal-places="5" number:min-integer-digits="1"/>
    </number:number-style>
    <number:number-style style:name="N164">
      <number:number number:decimal-places="6" number:min-decimal-places="6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6">
      <number:number number:decimal-places="1" number:min-decimal-places="1" number:min-integer-digits="1"/>
    </number:number-style>
    <number:number-style style:name="N16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8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20:40:57.425747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0:27:01.443781469</meta:creation-date>
    <meta:generator>LibreOffice/24.2.6.2$MacOSX_X86_64 LibreOffice_project/ef66aa7e36a1bb8e65bfbc63aba53045a14d0871</meta:generator>
    <dc:date>2024-11-25T20:53:48.507329985</dc:date>
    <meta:editing-duration>PT15M59S</meta:editing-duration>
    <meta:editing-cycles>2</meta:editing-cycles>
    <meta:document-statistic meta:table-count="2" meta:cell-count="784" meta:object-count="0"/>
  </office:meta>
</office:document-meta>
</file>